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keep-with-next="auto"/>
    </style:style>
    <style:style style:name="P2" style:family="paragraph" style:parent-style-name="Text_20_body">
      <style:paragraph-properties fo:margin-left="0cm" fo:margin-right="0cm" fo:text-indent="0cm" style:auto-text-indent="false" fo:keep-with-next="auto"/>
    </style:style>
    <style:style style:name="P3" style:family="paragraph" style:parent-style-name="Text_20_body" style:list-style-name="L18">
      <style:paragraph-properties fo:margin-left="0cm" fo:margin-right="0cm" fo:text-indent="0cm" style:auto-text-indent="false" fo:keep-with-next="auto"/>
    </style:style>
    <style:style style:name="P4" style:family="paragraph" style:parent-style-name="Text_20_body" style:list-style-name="L19">
      <style:paragraph-properties fo:margin-left="0cm" fo:margin-right="0cm" fo:text-indent="0cm" style:auto-text-indent="false" fo:keep-with-next="auto"/>
    </style:style>
    <style:style style:name="P5" style:family="paragraph" style:parent-style-name="Text_20_body" style:list-style-name="L20">
      <style:paragraph-properties fo:margin-left="0cm" fo:margin-right="0cm" fo:text-indent="0cm" style:auto-text-indent="false" fo:keep-with-next="auto"/>
    </style:style>
    <style:style style:name="P6" style:family="paragraph" style:parent-style-name="Text_20_body" style:list-style-name="L21">
      <style:paragraph-properties fo:margin-left="0cm" fo:margin-right="0cm" fo:text-indent="0cm" style:auto-text-indent="false" fo:keep-with-next="auto"/>
    </style:style>
    <style:style style:name="P7" style:family="paragraph" style:parent-style-name="Text_20_body" style:list-style-name="L22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model-response-message-contentr_5d047dd4d3f8c341">
        <text:p text:style-name="Horizontal_20_Line"/>
        <text:h text:style-name="P1" text:outline-level="3"><text:span text:style-name="T1">Guía de Práctica: Creación de un USB Booteable con Hiren's Boot</text:span> 💾</text:h>
        <text:p text:style-name="P2">¡Hola a todos! 👋 En esta práctica, vamos a aprender a crear una herramienta de diagnóstico y reparación fundamental para cualquier técnico informático: un USB booteable con <text:span text:style-name="T1">Hiren's BootCD PE</text:span>. Este pendrive se convertirá en vuestra caja de herramientas digital para solucionar problemas en cualquier ordenador. 🔧</text:p>
        <text:p text:style-name="Horizontal_20_Line"/>
        <text:h text:style-name="P1" text:outline-level="3"><text:span text:style-name="T1">Paso 0: Preparación y Descarga de los Archivos</text:span> 📥</text:h>
        <text:list text:style-name="L18">
          <text:list-item>
            <text:p text:style-name="P3"><text:span text:style-name="T1">Requisitos</text:span>:</text:p>
            <text:list>
              <text:list-item>
                <text:p text:style-name="P3">Un pendrive con al menos <text:span text:style-name="T1">4 GB</text:span> de capacidad. 💾</text:p>
              </text:list-item>
              <text:list-item>
                <text:p text:style-name="P3">Un ordenador con acceso a internet. 🌐</text:p>
              </text:list-item>
              <text:list-item>
                <text:p text:style-name="P3">Dos programas esenciales que debéis descargar:</text:p>
                <text:list>
                  <text:list-item>
                    <text:p text:style-name="P3"><text:span text:style-name="T1">Hiren's BootCD PE</text:span>: Buscad la versión más reciente en la página oficial. Es un archivo ISO (<text:span text:style-name="Source_20_Text"><text:span text:style-name="T1">.iso</text:span></text:span>) que contiene el sistema de arranque. 📂</text:p>
                  </text:list-item>
                  <text:list-item>
                    <text:p text:style-name="P3"><text:span text:style-name="T1">Rufus</text:span>: Es un software gratuito y ligero que nos permitirá "grabar" el archivo ISO en el pendrive para hacerlo booteable. Descargad la última versión desde su página web. 💻</text:p>
                  </text:list-item>
                </text:list>
              </text:list-item>
            </text:list>
          </text:list-item>
        </text:list>
        <text:p text:style-name="Horizontal_20_Line"/>
        <text:h text:style-name="P1" text:outline-level="3"><text:span text:style-name="T1">Paso 1: Preparación del Pendrive con Rufus</text:span> 🚀</text:h>
        <text:list text:style-name="L19">
          <text:list-item>
            <text:p text:style-name="P4"><text:span text:style-name="T1">Conecta el Pendrive</text:span>: Inserta el pendrive en un puerto USB de tu ordenador.</text:p>
          </text:list-item>
          <text:list-item>
            <text:p text:style-name="P4"><text:span text:style-name="T1">Abre Rufus</text:span>: Ejecuta el programa Rufus que descargaste. No necesita instalación, así que se abrirá directamente.</text:p>
          </text:list-item>
          <text:list-item>
            <text:p text:style-name="P4"><text:span text:style-name="T1">Configura Rufus</text:span>: Fíjate en los siguientes campos de la interfaz de Rufus:</text:p>
            <text:list>
              <text:list-item>
                <text:p text:style-name="P4"><text:span text:style-name="T1">"Dispositivo"</text:span>: Selecciona tu pendrive de la lista. ¡Asegúrate de elegir el correcto para no borrar el contenido de otra unidad! 👀</text:p>
              </text:list-item>
              <text:list-item>
                <text:p text:style-name="P4"><text:span text:style-name="T1">"Elección de arranque"</text:span>: Haz clic en el botón "SELECCIONAR" y busca el archivo <text:span text:style-name="Source_20_Text"><text:span text:style-name="T1">.iso</text:span></text:span> de Hiren's BootCD que descargaste.</text:p>
              </text:list-item>
              <text:list-item>
                <text:p text:style-name="P4"><text:span text:style-name="T1">"Esquema de partición"</text:span>: Si tu ordenador es moderno (de 2010 en adelante), selecciona <text:span text:style-name="T1">GPT</text:span>. Si es más antiguo, usa <text:span text:style-name="T1">MBR</text:span>. En caso de duda, <text:span text:style-name="T1">GPT</text:span> es la opción más segura.</text:p>
              </text:list-item>
              <text:list-item>
                <text:p text:style-name="P4"><text:span text:style-name="T1">"Sistema destino"</text:span>: Déjalo en <text:span text:style-name="T1">UEFI (no CSM)</text:span> si elegiste GPT, o <text:span text:style-name="T1">BIOS (o UEFI-CSM)</text:span> si elegiste MBR.</text:p>
              </text:list-item>
              <text:list-item>
                <text:p text:style-name="P4"><text:span text:style-name="T1">"Formato de arranque"</text:span>: La opción predeterminada es "arranque rápido". Déjala así.</text:p>
              </text:list-item>
            </text:list>
          </text:list-item>
          <text:list-item>
            <text:p text:style-name="P4"><text:span text:style-name="T1">Inicia el Proceso</text:span>: Haz clic en el botón <text:span text:style-name="T1">"EMPEZAR"</text:span>. Rufus te advertirá que se van a borrar todos los datos del pendrive. ⚠️ Acepta para continuar.</text:p>
          </text:list-item>
        </text:list>
        <text:p text:style-name="Horizontal_20_Line"/>
        <text:h text:style-name="P1" text:outline-level="3"><text:soft-page-break/><text:span text:style-name="T1">Paso 2: Espera y Verificación</text:span> ⏳</text:h>
        <text:list text:style-name="L20">
          <text:list-item>
            <text:p text:style-name="P5"><text:span text:style-name="T1">Proceso de Grabado</text:span>: Rufus empezará a copiar los archivos de Hiren's BootCD al pendrive. Esto puede tardar varios minutos, dependiendo de la velocidad de tu pendrive y tu puerto USB. Verás una barra de progreso que indica el estado.</text:p>
          </text:list-item>
          <text:list-item>
            <text:p text:style-name="P5"><text:span text:style-name="T1">Finalización</text:span>: Cuando el proceso termine, la barra se pondrá de color verde y Rufus mostrará el mensaje "PREPARADO". Ya puedes cerrar el programa. 🎉</text:p>
          </text:list-item>
          <text:list-item>
            <text:p text:style-name="P5"><text:span text:style-name="T1">Expulsa el Pendrive</text:span>: Expulsa el pendrive de forma segura para evitar dañar los archivos.</text:p>
          </text:list-item>
        </text:list>
        <text:p text:style-name="Horizontal_20_Line"/>
        <text:h text:style-name="P1" text:outline-level="3"><text:span text:style-name="T1">Paso 3: Pruebas de Arranque (¡El Momento de la Verdad!)</text:span> ✅</text:h>
        <text:list text:style-name="L21">
          <text:list-item>
            <text:p text:style-name="P6"><text:span text:style-name="T1">Reinicia el Ordenador</text:span>: Con el pendrive insertado, reinicia el ordenador en el que quieres probarlo.</text:p>
          </text:list-item>
          <text:list-item>
            <text:p text:style-name="P6"><text:span text:style-name="T1">Accede al Menú de Arranque</text:span>: Justo al encenderse el PC, pulsa repetidamente una tecla para acceder al <text:span text:style-name="T1">Menú de Arranque (Boot Menu)</text:span>. Las teclas comunes son <text:span text:style-name="T1">F12, F10, F9</text:span> o <text:span text:style-name="T1">ESC</text:span>. Si no funcionan, prueba a acceder a la <text:span text:style-name="T1">BIOS/UEFI</text:span> (normalmente con <text:span text:style-name="T1">F2, DEL o F1</text:span>).</text:p>
          </text:list-item>
          <text:list-item>
            <text:p text:style-name="P6"><text:span text:style-name="T1">Selecciona tu Pendrive</text:span>: En el menú de arranque, elige tu pendrive (tendrá el nombre del fabricante o de "Rufus"). 👆</text:p>
          </text:list-item>
          <text:list-item>
            <text:p text:style-name="P6"><text:span text:style-name="T1">¡Éxito!</text:span>: Si todo ha ido bien, el ordenador arrancará desde el pendrive y verás la interfaz de Hiren's BootCD PE. ¡Lo has conseguido! 🥳</text:p>
          </text:list-item>
        </text:list>
        <text:p text:style-name="Horizontal_20_Line"/>
        <text:h text:style-name="P1" text:outline-level="3"><text:span text:style-name="T1">Puntos Clave</text:span> 💡</text:h>
        <text:list text:style-name="L22">
          <text:list-item>
            <text:p text:style-name="P7"><text:span text:style-name="T1">Formato del Pendrive</text:span>: Rufus se encarga de formatear el pendrive, por lo que no necesitas hacerlo manualmente.</text:p>
          </text:list-item>
          <text:list-item>
            <text:p text:style-name="P7"><text:span text:style-name="T1">GPT vs. MBR</text:span>: La mayoría de los ordenadores modernos usan UEFI/GPT. Si tienes un problema, prueba con la opción MBR/BIOS.</text:p>
          </text:list-item>
          <text:list-item>
            <text:p text:style-name="P7"><text:span text:style-name="T1">Uso de Hiren's</text:span>: Una vez dentro de Hiren's, puedes usar herramientas como <text:span text:style-name="T1">MiniTool Partition Wizard</text:span> para gestionar discos, <text:span text:style-name="T1">Lazesoft Recovery</text:span> para recuperar contraseñas, o programas antivirus. ¡Es tu caja de herramientas digital! 🛠️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1:35:52.982535236</meta:creation-date>
    <dc:date>2025-09-08T22:41:43.320150989</dc:date>
    <meta:editing-duration>PT1H5M48S</meta:editing-duration>
    <meta:editing-cycles>7</meta:editing-cycles>
    <meta:generator>LibreOffice/24.2.2.2$Linux_X86_64 LibreOffice_project/d56cc158d8a96260b836f100ef4b4ef25d6f1a01</meta:generator>
    <meta:print-date>2025-09-08T22:38:43.931704352</meta:print-date>
    <meta:printed-by>Archivos PDF</meta:printed-by>
    <meta:document-statistic meta:table-count="0" meta:image-count="0" meta:object-count="0" meta:page-count="2" meta:paragraph-count="32" meta:word-count="615" meta:character-count="3566" meta:non-whitespace-character-count="3008"/>
  </office:meta>
</office:document-meta>
</file>